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25-07-2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248" calcext:value-type="float">
            <text:p>99.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25-04-3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724" calcext:value-type="float">
            <text:p>99.8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25-03-03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4192" calcext:value-type="float">
            <text:p>99.8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24-12-02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9432" calcext:value-type="float">
            <text:p>99.8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24-08-26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5528" calcext:value-type="float">
            <text:p>99.8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24-05-31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4672" calcext:value-type="float">
            <text:p>99.8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24-03-0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5152" calcext:value-type="float">
            <text:p>99.8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23-12-0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868" calcext:value-type="float">
            <text:p>99.9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23-09-01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5256" calcext:value-type="float">
            <text:p>99.9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23-06-0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2208" calcext:value-type="float">
            <text:p>99.9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23-03-0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964" calcext:value-type="float">
            <text:p>99.9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22-12-19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9264" calcext:value-type="float">
            <text:p>100.0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22-09-26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6592" calcext:value-type="float">
            <text:p>99.9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22-08-1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0016" calcext:value-type="float">
            <text:p>99.9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22-04-26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9472" calcext:value-type="float">
            <text:p>100.1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22-01-3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21-09-1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392" calcext:value-type="float">
            <text:p>99.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21-06-17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21-03-1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4504" calcext:value-type="float">
            <text:p>100.0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1936" calcext:value-type="float">
            <text:p>100.0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108" calcext:value-type="float">
            <text:p>100.0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4984" calcext:value-type="float">
            <text:p>100.0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9912" calcext:value-type="float">
            <text:p>99.8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8304" calcext:value-type="float">
            <text:p>99.9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3168" calcext:value-type="float">
            <text:p>100.0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964" calcext:value-type="float">
            <text:p>99.9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964" calcext:value-type="float">
            <text:p>99.9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60301538462" calcext:value-type="float">
            <text:p>99.946030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08025806452" calcext:value-type="float">
            <text:p>99.950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77545806452" calcext:value-type="float">
            <text:p>99.9477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887175" calcext:value-type="float">
            <text:p>99.9388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487" calcext:value-type="float">
            <text:p>99.92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86648" calcext:value-type="float">
            <text:p>99.90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010625" calcext:value-type="float">
            <text:p>99.9101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71992" calcext:value-type="float">
            <text:p>99.91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687025" calcext:value-type="float">
            <text:p>99.9268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86951724138" calcext:value-type="float">
            <text:p>99.9186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706075" calcext:value-type="float">
            <text:p>99.9270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71357419355" calcext:value-type="float">
            <text:p>99.9371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98887741936" calcext:value-type="float">
            <text:p>99.93988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1347" calcext:value-type="float">
            <text:p>99.9313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81136" calcext:value-type="float">
            <text:p>99.91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66785" calcext:value-type="float">
            <text:p>99.9166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97615483871" calcext:value-type="float">
            <text:p>99.9297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09992258065" calcext:value-type="float">
            <text:p>99.95099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058875" calcext:value-type="float">
            <text:p>99.9605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83734193548" calcext:value-type="float">
            <text:p>99.9583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55405" calcext:value-type="float">
            <text:p>99.9555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75682758621" calcext:value-type="float">
            <text:p>99.96756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611075" calcext:value-type="float">
            <text:p>99.9461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90038709677" calcext:value-type="float">
            <text:p>99.9390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62797419355" calcext:value-type="float">
            <text:p>99.94627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953975" calcext:value-type="float">
            <text:p>99.9495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86105806452" calcext:value-type="float">
            <text:p>99.9386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068275" calcext:value-type="float">
            <text:p>99.9506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84023225806" calcext:value-type="float">
            <text:p>99.96840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0496" calcext:value-type="float">
            <text:p>99.9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5355" calcext:value-type="float">
            <text:p>99.995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5666580645" calcext:value-type="float">
            <text:p>100.00566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6019354839" calcext:value-type="float">
            <text:p>100.026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4038857143" calcext:value-type="float">
            <text:p>100.024038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278825" calcext:value-type="float">
            <text:p>100.0327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1889806452" calcext:value-type="float">
            <text:p>100.021889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43008" calcext:value-type="float">
            <text:p>100.04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5417806452" calcext:value-type="float">
            <text:p>100.055417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80016" calcext:value-type="float">
            <text:p>100.03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41205" calcext:value-type="float">
            <text:p>100.0241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3815741936" calcext:value-type="float">
            <text:p>100.043815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5352" calcext:value-type="float">
            <text:p>100.06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11765" calcext:value-type="float">
            <text:p>100.091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45496" calcext:value-type="float">
            <text:p>100.10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413425" calcext:value-type="float">
            <text:p>100.1341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9292137931" calcext:value-type="float">
            <text:p>100.149292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2786064516" calcext:value-type="float">
            <text:p>100.162786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575975" calcext:value-type="float">
            <text:p>100.1857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61928" calcext:value-type="float">
            <text:p>100.19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2398451613" calcext:value-type="float">
            <text:p>100.232398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60784" calcext:value-type="float">
            <text:p>100.24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8339" calcext:value-type="float">
            <text:p>100.248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7077419355" calcext:value-type="float">
            <text:p>100.257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3763354839" calcext:value-type="float">
            <text:p>100.263763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6614709677" calcext:value-type="float">
            <text:p>100.266614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69648" calcext:value-type="float">
            <text:p>100.27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682" calcext:value-type="float">
            <text:p>100.28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8156" calcext:value-type="float">
            <text:p>100.30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216025" calcext:value-type="float">
            <text:p>100.3421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1692645161" calcext:value-type="float">
            <text:p>100.361692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0711652174" calcext:value-type="float">
            <text:p>100.380711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2832" calcext:value-type="float">
            <text:p>100.3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3143714286" calcext:value-type="float">
            <text:p>100.373143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1819870968" calcext:value-type="float">
            <text:p>100.371819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1102709677" calcext:value-type="float">
            <text:p>100.361102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8153032258" calcext:value-type="float">
            <text:p>100.358153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90144" calcext:value-type="float">
            <text:p>100.36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56895" calcext:value-type="float">
            <text:p>100.3856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7861793103" calcext:value-type="float">
            <text:p>100.397861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121775" calcext:value-type="float">
            <text:p>100.4212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6250064516" calcext:value-type="float">
            <text:p>100.446250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9326967742" calcext:value-type="float">
            <text:p>100.459326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8470967742" calcext:value-type="float">
            <text:p>100.468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9286451613" calcext:value-type="float">
            <text:p>100.479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4005935484" calcext:value-type="float">
            <text:p>100.484005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246475" calcext:value-type="float">
            <text:p>100.4924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9217032258" calcext:value-type="float">
            <text:p>100.489217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6492903226" calcext:value-type="float">
            <text:p>100.496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7210064516" calcext:value-type="float">
            <text:p>100.507210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9992" calcext:value-type="float">
            <text:p>100.5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0081931035" calcext:value-type="float">
            <text:p>100.530081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9292129032" calcext:value-type="float">
            <text:p>100.549292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4757" calcext:value-type="float">
            <text:p>100.544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7232" calcext:value-type="float">
            <text:p>100.55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814967742" calcext:value-type="float">
            <text:p>100.553814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7030709677" calcext:value-type="float">
            <text:p>100.547030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1426322581" calcext:value-type="float">
            <text:p>100.541426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856575" calcext:value-type="float">
            <text:p>100.5385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65528" calcext:value-type="float">
            <text:p>100.53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828" calcext:value-type="float">
            <text:p>100.5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74672" calcext:value-type="float">
            <text:p>100.53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456775" calcext:value-type="float">
            <text:p>100.5545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9428" calcext:value-type="float">
            <text:p>100.57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0531586207" calcext:value-type="float">
            <text:p>100.580531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0952" calcext:value-type="float">
            <text:p>100.5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88768" calcext:value-type="float">
            <text:p>100.58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733375" calcext:value-type="float">
            <text:p>100.5873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7112" calcext:value-type="float">
            <text:p>100.58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9428" calcext:value-type="float">
            <text:p>100.57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5544258065" calcext:value-type="float">
            <text:p>100.575544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32355" calcext:value-type="float">
            <text:p>100.5632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0992516129" calcext:value-type="float">
            <text:p>100.5609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98344" calcext:value-type="float">
            <text:p>100.57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02865" calcext:value-type="float">
            <text:p>100.5902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067" calcext:value-type="float">
            <text:p>100.610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610175" calcext:value-type="float">
            <text:p>100.6361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0101" calcext:value-type="float">
            <text:p>100.630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02712" calcext:value-type="float">
            <text:p>100.62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0448774194" calcext:value-type="float">
            <text:p>100.610448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7175225807" calcext:value-type="float">
            <text:p>100.597175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53335" calcext:value-type="float">
            <text:p>100.5853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3213419355" calcext:value-type="float">
            <text:p>100.583213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3606709677" calcext:value-type="float">
            <text:p>100.583606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9448258064" calcext:value-type="float">
            <text:p>100.569448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8083294118" calcext:value-type="float">
            <text:p>100.578083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0576" calcext:value-type="float">
            <text:p>100.6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5336" calcext:value-type="float">
            <text:p>100.6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496" calcext:value-type="float">
            <text:p>100.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6672" calcext:value-type="float">
            <text:p>100.6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03115385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3888" calcext:value-type="float">
            <text:p>98.1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48" meta:object-count="0"/>
    <meta:user-defined meta:name="AppVersion">3.0</meta:user-defined>
  </office:meta>
</office:document-meta>
</file>